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4-11-1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3-11-29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6912" calcext:value-type="float">
            <text:p>174.9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2-1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1296" calcext:value-type="float">
            <text:p>174.9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1-04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3488" calcext:value-type="float">
            <text:p>174.9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616" calcext:value-type="float">
            <text:p>175.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472" calcext:value-type="float">
            <text:p>174.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616" calcext:value-type="float">
            <text:p>175.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76" calcext:value-type="float">
            <text:p>175.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856" calcext:value-type="float">
            <text:p>175.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76" calcext:value-type="float">
            <text:p>175.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904" calcext:value-type="float">
            <text:p>175.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904" calcext:value-type="float">
            <text:p>175.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952" calcext:value-type="float">
            <text:p>175.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096" calcext:value-type="float">
            <text:p>175.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096" calcext:value-type="float">
            <text:p>175.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144" calcext:value-type="float">
            <text:p>175.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096" calcext:value-type="float">
            <text:p>175.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24" calcext:value-type="float">
            <text:p>175.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24" calcext:value-type="float">
            <text:p>175.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24" calcext:value-type="float">
            <text:p>175.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384" calcext:value-type="float">
            <text:p>175.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384" calcext:value-type="float">
            <text:p>175.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384" calcext:value-type="float">
            <text:p>175.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432" calcext:value-type="float">
            <text:p>175.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48" calcext:value-type="float">
            <text:p>175.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432" calcext:value-type="float">
            <text:p>175.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528" calcext:value-type="float">
            <text:p>175.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576" calcext:value-type="float">
            <text:p>175.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576" calcext:value-type="float">
            <text:p>175.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576" calcext:value-type="float">
            <text:p>175.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172" calcext:value-type="float">
            <text:p>175.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11104" calcext:value-type="float">
            <text:p>175.7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7816" calcext:value-type="float">
            <text:p>175.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864" calcext:value-type="float">
            <text:p>175.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864" calcext:value-type="float">
            <text:p>175.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864" calcext:value-type="float">
            <text:p>175.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008" calcext:value-type="float">
            <text:p>175.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008" calcext:value-type="float">
            <text:p>175.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056" calcext:value-type="float">
            <text:p>175.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056" calcext:value-type="float">
            <text:p>175.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6104" calcext:value-type="float">
            <text:p>175.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6104" calcext:value-type="float">
            <text:p>175.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9152" calcext:value-type="float">
            <text:p>175.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9152" calcext:value-type="float">
            <text:p>175.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22" calcext:value-type="float">
            <text:p>176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22" calcext:value-type="float">
            <text:p>176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22" calcext:value-type="float">
            <text:p>176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344" calcext:value-type="float">
            <text:p>176.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344" calcext:value-type="float">
            <text:p>176.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488" calcext:value-type="float">
            <text:p>176.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488" calcext:value-type="float">
            <text:p>176.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0488" calcext:value-type="float">
            <text:p>176.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632" calcext:value-type="float">
            <text:p>176.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584" calcext:value-type="float">
            <text:p>176.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632" calcext:value-type="float">
            <text:p>176.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728" calcext:value-type="float">
            <text:p>176.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728" calcext:value-type="float">
            <text:p>176.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728" calcext:value-type="float">
            <text:p>176.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632" calcext:value-type="float">
            <text:p>176.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824" calcext:value-type="float">
            <text:p>176.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208" calcext:value-type="float">
            <text:p>176.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208" calcext:value-type="float">
            <text:p>176.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0592" calcext:value-type="float">
            <text:p>176.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364" calcext:value-type="float">
            <text:p>176.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364" calcext:value-type="float">
            <text:p>176.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2121152403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6312" calcext:value-type="float">
            <text:p>177.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